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ae0" officeooo:paragraph-rsid="00158ae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8ae0" officeooo:paragraph-rsid="00158ae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scadia Code" officeooo:rsid="00158ae0" officeooo:paragraph-rsid="00158ae0"/>
    </style:style>
    <style:style style:name="P4" style:family="paragraph" style:parent-style-name="Standard">
      <style:text-properties style:font-name="Cascadia Code" officeooo:rsid="00158ae0" officeooo:paragraph-rsid="00163102"/>
    </style:style>
    <style:style style:name="P5" style:family="paragraph" style:parent-style-name="Standard">
      <style:text-properties style:font-name="Liberation Serif" officeooo:rsid="00158ae0" officeooo:paragraph-rsid="00158ae0"/>
    </style:style>
    <style:style style:name="P6" style:family="paragraph" style:parent-style-name="Standard">
      <style:text-properties style:font-name="Liberation Serif" officeooo:rsid="00163102" officeooo:paragraph-rsid="00163102"/>
    </style:style>
    <style:style style:name="T1" style:family="text">
      <style:text-properties style:text-position="super 58%"/>
    </style:style>
    <style:style style:name="T2" style:family="text">
      <style:text-properties officeooo:rsid="001bb9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barito da Recuperação da 2<text:span text:style-name="T1">a</text:span> Avaliação</text:p>
      <text:p text:style-name="P1"/>
      <text:p text:style-name="P1">1)</text:p>
      <text:p text:style-name="P1"/>
      <text:p text:style-name="P3">&lt;script&gt;</text:p>
      <text:p text:style-name="P3"><text:s text:c="4"/>function maioresQueAMedia(notas) {</text:p>
      <text:p text:style-name="P3"><text:s text:c="8"/>var soma = 0, media, quant = 0;</text:p>
      <text:p text:style-name="P3"><text:s text:c="8"/>for (var i = 0; i &lt; notas.length; i++) {</text:p>
      <text:p text:style-name="P3"><text:s text:c="12"/>soma = soma + notas[i];</text:p>
      <text:p text:style-name="P3"><text:s text:c="8"/>}</text:p>
      <text:p text:style-name="P3"><text:s text:c="8"/>media = soma / notas.length;</text:p>
      <text:p text:style-name="P3"><text:s text:c="8"/>for (var i = 0; i &lt; notas.length; i++) {</text:p>
      <text:p text:style-name="P3"><text:s text:c="12"/>if (notas[i] &gt; media) {</text:p>
      <text:p text:style-name="P3"><text:s text:c="16"/>quant++;</text:p>
      <text:p text:style-name="P3"><text:s text:c="12"/>}</text:p>
      <text:p text:style-name="P3"><text:s text:c="8"/>}</text:p>
      <text:p text:style-name="P3"><text:s text:c="8"/>return quant;</text:p>
      <text:p text:style-name="P3"><text:s text:c="4"/>}</text:p>
      <text:p text:style-name="P3">&lt;/script&gt;</text:p>
      <text:p text:style-name="P1"/>
      <text:p text:style-name="P1"/>
      <text:p text:style-name="P1">2)</text:p>
      <text:p text:style-name="P1"/>
      <text:p text:style-name="P3">&lt;script&gt;</text:p>
      <text:p text:style-name="P3"><text:s text:c="4"/>function terceiraMaior(array) {</text:p>
      <text:p text:style-name="P3"><text:s text:c="8"/>if (array.length &lt; 3) {</text:p>
      <text:p text:style-name="P3"><text:s text:c="12"/>return -1;</text:p>
      <text:p text:style-name="P3"><text:s text:c="8"/>}</text:p>
      <text:p text:style-name="P3"><text:s text:c="8"/>var troca = true;</text:p>
      <text:p text:style-name="P3"><text:s text:c="8"/>while (troca) {</text:p>
      <text:p text:style-name="P3"><text:s text:c="12"/>troca = false;</text:p>
      <text:p text:style-name="P3"><text:s text:c="12"/>for (var i = 0; i &lt; array.length; i++) {</text:p>
      <text:p text:style-name="P3"><text:s text:c="16"/>if (array[i] &gt; array[i + 1]) {</text:p>
      <text:p text:style-name="P3"><text:s text:c="20"/>var aux = array[i];</text:p>
      <text:p text:style-name="P3"><text:s text:c="20"/>array[i] = array[i + 1];</text:p>
      <text:p text:style-name="P3"><text:s text:c="20"/>array[i + 1] = aux;</text:p>
      <text:p text:style-name="P3"><text:s text:c="20"/>troca = true;</text:p>
      <text:p text:style-name="P3"><text:s text:c="16"/>}</text:p>
      <text:p text:style-name="P3"><text:s text:c="12"/>}</text:p>
      <text:p text:style-name="P3"><text:s text:c="8"/>}</text:p>
      <text:p text:style-name="P3"><text:s text:c="8"/>return array[array.length - 3];</text:p>
      <text:p text:style-name="P3"><text:s text:c="4"/>}</text:p>
      <text:p text:style-name="P3">&lt;/script&g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)</text:p>
      <text:p text:style-name="P5"/>
      <text:p text:style-name="P3">&lt;script&gt;</text:p>
      <text:p text:style-name="P3"><text:s text:c="4"/>function primosEntreAeB(a, b) {</text:p>
      <text:p text:style-name="P3"><text:s text:c="8"/>var primos = [];</text:p>
      <text:p text:style-name="P3"><text:s text:c="8"/>for (var n = a; n &lt;= b; n++) {</text:p>
      <text:p text:style-name="P3"><text:s text:c="12"/>var ehPrimo = true;</text:p>
      <text:p text:style-name="P3"><text:s text:c="12"/>for (var i = 2; i &lt; n; i++) {</text:p>
      <text:p text:style-name="P3"><text:s text:c="16"/>if (n % i == 0) {</text:p>
      <text:p text:style-name="P3"><text:s text:c="20"/>ehPrimo = false;</text:p>
      <text:p text:style-name="P3"><text:s text:c="20"/>break;</text:p>
      <text:p text:style-name="P3"><text:s text:c="16"/>}</text:p>
      <text:p text:style-name="P3"><text:s text:c="12"/>}</text:p>
      <text:p text:style-name="P3"><text:s text:c="12"/>if (ehPrimo) {</text:p>
      <text:p text:style-name="P3"><text:s text:c="16"/>primos.push(n);</text:p>
      <text:p text:style-name="P3"><text:s text:c="12"/>}</text:p>
      <text:p text:style-name="P3"><text:s text:c="8"/>}</text:p>
      <text:p text:style-name="P3"><text:s text:c="8"/>return primos;</text:p>
      <text:p text:style-name="P3"><text:s text:c="4"/>}</text:p>
      <text:p text:style-name="P3">&lt;/script&gt;</text:p>
      <text:p text:style-name="P3"/>
      <text:p text:style-name="P5"/>
      <text:p text:style-name="P6">4)</text:p>
      <text:p text:style-name="P6"/>
      <text:p text:style-name="P4">&lt;script&gt;</text:p>
      <text:p text:style-name="P4"><text:s text:c="4"/>function somatorio(n) {</text:p>
      <text:p text:style-name="P4"><text:s text:c="8"/>var soma = 0;</text:p>
      <text:p text:style-name="P4"><text:s text:c="8"/>for (var i = 0; i &lt;<text:span text:style-name="T2">=</text:span> n; i++) {</text:p>
      <text:p text:style-name="P4"><text:s text:c="12"/>soma = soma + i;</text:p>
      <text:p text:style-name="P4"><text:s text:c="8"/>}</text:p>
      <text:p text:style-name="P4"><text:s text:c="8"/>return soma;</text:p>
      <text:p text:style-name="P4"><text:s text:c="4"/>}</text:p>
      <text:p text:style-name="P4"/>
      <text:p text:style-name="P4"><text:s text:c="4"/>function somatorioR(n) {</text:p>
      <text:p text:style-name="P4"><text:s text:c="8"/>if (n == 0) {</text:p>
      <text:p text:style-name="P4"><text:s text:c="12"/>return 0;</text:p>
      <text:p text:style-name="P4"><text:s text:c="8"/>}</text:p>
      <text:p text:style-name="P4"><text:s text:c="8"/>return n + somatorioR(n - 1);</text:p>
      <text:p text:style-name="P4"><text:s text:c="4"/>}</text:p>
      <text:p text:style-name="P4">&lt;/script&gt;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5)</text:p>
      <text:p text:style-name="P6"/>
      <text:p text:style-name="P4">&lt;script&gt;</text:p>
      <text:p text:style-name="P4"><text:s text:c="4"/>function multiplicaMatrizPorTransposta(M) {</text:p>
      <text:p text:style-name="P4"><text:s text:c="8"/>var T = [[], [], []];</text:p>
      <text:p text:style-name="P4"><text:s text:c="8"/>var R = [[], [], []];</text:p>
      <text:p text:style-name="P4"><text:s text:c="8"/>for (var i = 0; i &lt; M.length; i++) {</text:p>
      <text:p text:style-name="P4"><text:s text:c="12"/>for (var j = 0; j &lt; M[0].length; j++) {</text:p>
      <text:p text:style-name="P4"><text:s text:c="16"/>T[j][i] = M[i][j];</text:p>
      <text:p text:style-name="P4"><text:s text:c="12"/>}</text:p>
      <text:p text:style-name="P4"><text:s text:c="8"/>}</text:p>
      <text:p text:style-name="P4"><text:s text:c="8"/>for (var i = 0; i &lt; M.length; i++) {</text:p>
      <text:p text:style-name="P4"><text:s text:c="12"/>for (var j = 0; j &lt; T[0].length; j++) {</text:p>
      <text:p text:style-name="P4"><text:s text:c="16"/>R[i][j] = 0;</text:p>
      <text:p text:style-name="P4"><text:s text:c="16"/>for (var k = 0; k &lt; T.length; k++) {</text:p>
      <text:p text:style-name="P4"><text:s text:c="20"/>R[i][j] = R[i][j] + M[i][k] * T[k][j];</text:p>
      <text:p text:style-name="P4"><text:s text:c="16"/>}</text:p>
      <text:p text:style-name="P4"><text:s text:c="12"/>}</text:p>
      <text:p text:style-name="P4"><text:s text:c="8"/>}</text:p>
      <text:p text:style-name="P4"><text:s text:c="8"/>return R;</text:p>
      <text:p text:style-name="P4"><text:s text:c="4"/>}</text:p>
      <text:p text:style-name="P4">&lt;/script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18:09.449000000</meta:creation-date>
    <dc:date>2023-02-09T13:40:05.000764680</dc:date>
    <meta:editing-duration>PT1H5M34S</meta:editing-duration>
    <meta:editing-cycles>4</meta:editing-cycles>
    <meta:generator>LibreOffice/7.5.0.3$MacOSX_AARCH64 LibreOffice_project/c21113d003cd3efa8c53188764377a8272d9d6de</meta:generator>
    <meta:document-statistic meta:table-count="0" meta:image-count="0" meta:object-count="0" meta:page-count="3" meta:paragraph-count="94" meta:word-count="321" meta:character-count="2220" meta:non-whitespace-character-count="1181"/>
  </office:meta>
</office:document-meta>
</file>